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toolbar" manifest:media-type=""/>
  <manifest:file-entry manifest:full-path="Configurations2/floater" manifest:media-type=""/>
  <manifest:file-entry manifest:full-path="Configurations2/images/Bitmaps" manifest:media-type=""/>
  <manifest:file-entry manifest:full-path="Configurations2/toolpanel" manifest:media-type=""/>
  <manifest:file-entry manifest:full-path="Configurations2/menubar" manifest:media-type=""/>
  <manifest:file-entry manifest:full-path="Configurations2/popupmenu" manifest:media-type=""/>
  <manifest:file-entry manifest:full-path="Configurations2/accelerator" manifest:media-type=""/>
  <manifest:file-entry manifest:full-path="Configurations2/statusbar" manifest:media-type=""/>
  <manifest:file-entry manifest:full-path="Configurations2/progressbar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36a" officeooo:paragraph-rsid="001f536a"/>
    </style:style>
    <style:style style:name="P2" style:family="paragraph" style:parent-style-name="Standard">
      <style:paragraph-properties fo:text-align="start" style:justify-single-word="false"/>
      <style:text-properties officeooo:rsid="0020eab9" officeooo:paragraph-rsid="0020eab9"/>
    </style:style>
    <style:style style:name="P3" style:family="paragraph" style:parent-style-name="Standard">
      <style:paragraph-properties fo:text-align="start" style:justify-single-word="false"/>
      <style:text-properties officeooo:rsid="002f46c8" officeooo:paragraph-rsid="002f46c8"/>
    </style:style>
    <style:style style:name="P4" style:family="paragraph" style:parent-style-name="Standard">
      <style:paragraph-properties fo:text-align="start" style:justify-single-word="false"/>
      <style:text-properties officeooo:rsid="0020eab9" officeooo:paragraph-rsid="0020eab9"/>
    </style:style>
    <style:style style:name="T1" style:family="text">
      <style:text-properties officeooo:rsid="002c9073"/>
    </style:style>
    <style:style style:name="fr1" style:family="graphic" style:parent-style-name="OLE">
      <style:graphic-properties style:vertical-pos="top" style:vertical-rel="baseline" draw:ole-draw-aspect="1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</text:p>
      <text:p text:style-name="P2"/>
      <text:p text:style-name="P2">All dates are stored as <text:span text:style-name="T1">string</text:span> <text:span text:style-name="T1">YYYY-MM-DD</text:span></text:p>
      <text:p text:style-name="P3">Integer nulls represented by -1</text:p>
      <text:p text:style-name="P3">Text nulls represented by empty string</text:p>
      <text:p text:style-name="P2"/>
      <text:p text:style-name="P2"><draw:frame draw:style-name="fr1" draw:name="Object1" text:anchor-type="as-char" svg:width="4.0898in" svg:height="0.8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3" text:anchor-type="as-char" svg:width="4.0898in" svg:height="0.711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2" draw:name="Object6" text:anchor-type="as-char" svg:y="-1.0693in" svg:width="4.0217in" svg:height="1.9382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draw:frame draw:style-name="fr2" draw:name="Object7" text:anchor-type="as-char" svg:y="-0.7028in" svg:width="4.0634in" svg:height="0.8236in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as-char" svg:x="0in" svg:y="0in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47:06.559875310</meta:creation-date>
    <meta:generator>LibreOffice/6.0.7.3$Linux_X86_64 LibreOffice_project/00m0$Build-3</meta:generator>
    <meta:editing-duration>PT12H27M2S</meta:editing-duration>
    <meta:editing-cycles>12</meta:editing-cycles>
    <dc:date>2019-01-23T13:12:57.991136173</dc:date>
    <meta:document-statistic meta:table-count="0" meta:image-count="0" meta:object-count="4" meta:page-count="1" meta:paragraph-count="8" meta:word-count="19" meta:character-count="118" meta:non-whitespace-character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CardSet</text:p>
          </table:table-cell>
          <table:covered-table-cell table:number-columns-repeated="2"/>
          <table:table-cell office:value-type="string" calcext:value-type="string">
            <text:p>MtG se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easeDat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3 character abbreviation, capital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2:50:11.345228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Card</text:p>
          </table:table-cell>
          <table:covered-table-cell table:number-columns-repeated="2" table:style-name="ce3"/>
          <table:table-cell table:style-name="ce11" office:value-type="string" calcext:value-type="string">
            <text:p>Card definition</text:p>
          </table:table-cell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isBase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xt</text:p>
          </table:table-cell>
          <table:table-cell table:style-name="ce11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2:51:38.440499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9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Release</text:p>
          </table:table-cell>
          <table:covered-table-cell table:number-columns-repeated="2" table:style-name="ce5"/>
          <table:table-cell table:style-name="ce7" office:value-type="string" calcext:value-type="string">
            <text:p>Physical card from a set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canonicalImage</text:p>
          </table:table-cell>
          <table:table-cell table:style-name="ce5" office:value-type="string" calcext:value-type="string">
            <text:p>Integer</text:p>
          </table:table-cell>
          <table:table-cell table:style-name="ce7" office:value-type="string" calcext:value-type="string">
            <text:p>-1 means unassigned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cardSet</text:p>
          </table:table-cell>
          <table:table-cell table:style-name="ce5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card</text:p>
          </table:table-cell>
          <table:table-cell table:style-name="ce5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cardNumber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integer, but could have letter at end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2"/>
          <table:table-cell table:style-name="ce2" office:value-type="string" calcext:value-type="string">
            <text:p>matchStatus</text:p>
          </table:table-cell>
          <table:table-cell table:style-name="ce2" office:value-type="string" calcext:value-type="string">
            <text:p>text</text:p>
          </table:table-cell>
          <table:table-cell table:style-name="ce2"/>
        </table:table-row>
        <table:table-row table:style-name="ro1">
          <table:table-cell table:style-name="ce4"/>
          <table:table-cell table:style-name="ce4" office:value-type="string" calcext:value-type="string">
            <text:p>hasCutout</text:p>
          </table:table-cell>
          <table:table-cell table:style-name="ce4" office:value-type="string" calcext:value-type="string">
            <text:p>integer</text:p>
          </table:table-cell>
          <table:table-cell table:style-name="ce4"/>
        </table:table-row>
        <table:table-row table:style-name="ro1">
          <table:table-cell table:style-name="ce4"/>
          <table:table-cell table:style-name="ce4" office:value-type="string" calcext:value-type="string">
            <text:p>cardSetCode</text:p>
          </table:table-cell>
          <table:table-cell table:style-name="ce4" office:value-type="string" calcext:value-type="string">
            <text:p>text</text:p>
          </table:table-cell>
          <table:table-cell table:style-name="ce4"/>
        </table:table-row>
        <table:table-row table:style-name="ro1">
          <table:table-cell table:style-name="ce4"/>
          <table:table-cell table:style-name="ce4" office:value-type="string" calcext:value-type="string">
            <text:p>imageFile</text:p>
          </table:table-cell>
          <table:table-cell table:style-name="ce4" office:value-type="string" calcext:value-type="string">
            <text:p>text</text:p>
          </table:table-cell>
          <table:table-cell table:style-name="ce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3:01:32.657571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6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Match</text:p>
          </table:table-cell>
          <table:covered-table-cell table:number-columns-repeated="2" table:style-name="ce2"/>
          <table:table-cell table:style-name="ce7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judgment</text:p>
          </table:table-cell>
          <table:table-cell table:style-name="ce2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baseImage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bottom image of match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overImage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top image of match</text:p>
          </table:table-cell>
        </table:table-row>
        <table:table-row table:style-name="ro1">
          <table:table-cell table:style-name="ce1"/>
          <table:table-cell table:style-name="ce2" table:number-columns-repeated="2"/>
          <table:table-cell table:style-name="ce7"/>
        </table:table-row>
        <table:table-row table:style-name="ro1">
          <table:table-cell table:style-name="ce1"/>
          <table:table-cell table:style-name="ce2" table:number-columns-repeated="2"/>
          <table:table-cell table:style-name="ce7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2:53:55.929759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